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000000" fo:font-size="11pt" fo:font-style="normal" style:text-underline-style="none" fo:font-weight="normal" officeooo:paragraph-rsid="0020093c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Text_20_body">
      <style:text-properties fo:color="#000000" fo:font-size="11pt" fo:font-style="normal" style:text-underline-style="none" fo:font-weight="normal" officeooo:paragraph-rsid="001cf4f7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Text_20_body">
      <style:text-properties fo:color="#000000" fo:font-size="11pt" fo:font-style="normal" style:text-underline-style="none" fo:font-weight="normal" officeooo:rsid="001cf4f7" officeooo:paragraph-rsid="001cf4f7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ext_20_body">
      <style:text-properties fo:color="#000000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style:text-properties fo:color="#000000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text-properties fo:color="#000000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text-properties fo:color="#000000" fo:font-size="11pt" fo:font-style="normal" style:text-underline-style="none" fo:font-weight="normal" officeooo:paragraph-rsid="0020093c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text-properties fo:color="#000000" fo:font-size="11pt" fo:font-style="normal" style:text-underline-style="none" fo:font-weight="normal" officeooo:paragraph-rsid="001cf4f7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text-properties fo:color="#000000" fo:font-size="11pt" fo:font-style="normal" style:text-underline-style="none" fo:font-weight="normal" officeooo:rsid="001cf4f7" officeooo:paragraph-rsid="001cf4f7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cf4f7"/>
    </style:style>
    <style:style style:name="T2" style:family="text">
      <style:text-properties officeooo:rsid="0019b9d6"/>
    </style:style>
    <style:style style:name="T3" style:family="text">
      <style:text-properties officeooo:rsid="001cfc1d"/>
    </style:style>
    <style:style style:name="T4" style:family="text">
      <style:text-properties officeooo:rsid="0019b9d6"/>
    </style:style>
    <style:style style:name="T5" style:family="text">
      <style:text-properties officeooo:rsid="0019f6a2"/>
    </style:style>
    <style:style style:name="T6" style:family="text">
      <style:text-properties fo:font-style="italic" officeooo:rsid="0019b9d6" style:font-style-asian="italic" style:font-style-complex="italic"/>
    </style:style>
    <style:style style:name="T7" style:family="text">
      <style:text-properties fo:font-style="italic" officeooo:rsid="0020093c" style:font-style-asian="italic" style:font-style-complex="italic"/>
    </style:style>
    <style:style style:name="T8" style:family="text">
      <style:text-properties officeooo:rsid="001cf4f7"/>
    </style:style>
    <style:style style:name="T9" style:family="text">
      <style:text-properties officeooo:rsid="001cfc1d"/>
    </style:style>
    <style:style style:name="T10" style:family="text">
      <style:text-properties officeooo:rsid="0020093c"/>
    </style:style>
  </office:automatic-styles>
  <office:body>
    <office:text>
      <office:forms form:automatic-focus="false" form:apply-design-mode="false"/>
      <text:tracked-changes>
        <text:changed-region xml:id="ct93894342867360" text:id="ct93894342867360">
          <text:deletion>
            <office:change-info>
              <dc:creator>Sébastien Guyader</dc:creator>
              <dc:date>2019-02-15T14:25:07</dc:date>
            </office:change-info>
            <text:p text:style-name="P1"><text:span text:style-name="T1">aur</text:span></text:p>
          </text:deletion>
        </text:changed-region>
        <text:changed-region xml:id="ct93894343067088" text:id="ct93894343067088">
          <text:deletion>
            <office:change-info>
              <dc:creator>Sébastien Guyader</dc:creator>
              <dc:date>2019-02-15T14:25:13</dc:date>
            </office:change-info>
            <text:p text:style-name="P1"/>
            <text:p text:style-name="P2"/>
          </text:deletion>
        </text:changed-region>
        <text:changed-region xml:id="ct93894325004048" text:id="ct93894325004048">
          <text:insertion>
            <office:change-info>
              <dc:creator>Sébastien Guyader</dc:creator>
              <dc:date>2019-02-15T14:25:26</dc:date>
            </office:change-info>
          </text:insertion>
        </text:changed-region>
        <text:changed-region xml:id="ct93894342741280" text:id="ct93894342741280">
          <text:insertion>
            <office:change-info>
              <dc:creator>Sébastien Guyader</dc:creator>
              <dc:date>2019-02-15T14:25:29</dc:date>
            </office:change-info>
          </text:insertion>
        </text:changed-region>
        <text:changed-region xml:id="ct93894343106144" text:id="ct93894343106144">
          <text:insertion>
            <office:change-info>
              <dc:creator>Sébastien Guyader</dc:creator>
              <dc:date>2019-02-15T14:25:53</dc:date>
            </office:change-info>
          </text:insertion>
        </text:changed-region>
        <text:changed-region xml:id="ct93894342996304" text:id="ct93894342996304">
          <text:deletion>
            <office:change-info>
              <dc:creator>Sébastien Guyader</dc:creator>
              <dc:date>2019-02-15T14:26:10</dc:date>
            </office:change-info>
            <text:p text:style-name="P2"><text:span text:style-name="T2">ainsi que sur la détection</text:span></text:p>
          </text:deletion>
        </text:changed-region>
        <text:changed-region xml:id="ct93894324816432" text:id="ct93894324816432">
          <text:insertion>
            <office:change-info>
              <dc:creator>Sébastien Guyader</dc:creator>
              <dc:date>2019-02-15T14:26:10</dc:date>
            </office:change-info>
          </text:insertion>
        </text:changed-region>
        <text:changed-region xml:id="ct93894343103440" text:id="ct93894343103440">
          <text:insertion>
            <office:change-info>
              <dc:creator>Sébastien Guyader</dc:creator>
              <dc:date>2019-02-15T14:26:33</dc:date>
            </office:change-info>
          </text:insertion>
        </text:changed-region>
        <text:changed-region xml:id="ct93894210026672" text:id="ct93894210026672">
          <text:deletion>
            <office:change-info>
              <dc:creator>Sébastien Guyader</dc:creator>
              <dc:date>2019-02-15T14:26:56</dc:date>
            </office:change-info>
            <text:p text:style-name="P2"/>
            <text:p text:style-name="P3">Le but du stage sera alors de développer</text:p>
          </text:deletion>
        </text:changed-region>
        <text:changed-region xml:id="ct93894341941280" text:id="ct93894341941280">
          <text:deletion>
            <office:change-info>
              <dc:creator>Sébastien Guyader</dc:creator>
              <dc:date>2019-02-15T14:27:11</dc:date>
            </office:change-info>
            <text:p text:style-name="P3"><text:s/><text:span text:style-name="T3">à</text:span> ces espèces</text:p>
          </text:deletion>
        </text:changed-region>
        <text:changed-region xml:id="ct93894343141328" text:id="ct93894343141328">
          <text:insertion>
            <office:change-info>
              <dc:creator>Sébastien Guyader</dc:creator>
              <dc:date>2019-02-15T14:27:17</dc:date>
            </office:change-info>
          </text:insertion>
        </text:changed-region>
        <text:changed-region xml:id="ct93894322916688" text:id="ct93894322916688">
          <text:insertion>
            <office:change-info>
              <dc:creator>Sébastien Guyader</dc:creator>
              <dc:date>2019-02-15T14:28:13</dc:date>
            </office:change-info>
          </text:insertion>
        </text:changed-region>
        <text:changed-region xml:id="ct93894190275296" text:id="ct93894190275296">
          <text:deletion>
            <office:change-info>
              <dc:creator>Sébastien Guyader</dc:creator>
              <dc:date>2019-02-15T14:28:13</dc:date>
            </office:change-info>
            <text:p text:style-name="P4">e développement</text:p>
          </text:deletion>
        </text:changed-region>
        <text:changed-region xml:id="ct93894172512272" text:id="ct93894172512272">
          <text:deletion>
            <office:change-info>
              <dc:creator>Sébastien Guyader</dc:creator>
              <dc:date>2019-02-15T14:28:00</dc:date>
            </office:change-info>
            <text:p text:style-name="P4">techniques</text:p>
          </text:deletion>
        </text:changed-region>
        <text:changed-region xml:id="ct93894342703504" text:id="ct93894342703504">
          <text:insertion>
            <office:change-info>
              <dc:creator>Sébastien Guyader</dc:creator>
              <dc:date>2019-02-15T14:28:00</dc:date>
            </office:change-info>
          </text:insertion>
        </text:changed-region>
        <text:changed-region xml:id="ct93894194117136" text:id="ct93894194117136">
          <text:insertion>
            <office:change-info>
              <dc:creator>Sébastien Guyader</dc:creator>
              <dc:date>2019-02-15T14:28:36</dc:date>
            </office:change-info>
          </text:insertion>
        </text:changed-region>
        <text:changed-region xml:id="ct93894193860368" text:id="ct93894193860368">
          <text:insertion>
            <office:change-info>
              <dc:creator>Sébastien Guyader</dc:creator>
              <dc:date>2019-02-15T14:29:14</dc:date>
            </office:change-info>
          </text:insertion>
        </text:changed-region>
        <text:changed-region xml:id="ct93894337705584" text:id="ct93894337705584">
          <text:deletion>
            <office:change-info>
              <dc:creator>Sébastien Guyader</dc:creator>
              <dc:date>2019-02-15T14:29:15</dc:date>
            </office:change-info>
            <text:p text:style-name="P4"><text:s/>et garantira une production durable et la sécurité des aliments auprès des consommateurs.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e stage </text:span><text:change text:change-id="ct93894342867360"/><text:span text:style-name="T1">a pour but de</text:span> mettre au point des outils de diagnostics moléculaires pour la détection de<text:span text:style-name="T2">s pathogènes sur l’igname.</text:span><text:change text:change-id="ct93894343067088"/><text:change-start text:change-id="ct93894325004048"/><text:span text:style-name="T2"> </text:span><text:change-end text:change-id="ct93894325004048"/><text:span text:style-name="T2">L’étude portera </text:span><text:change-start text:change-id="ct93894342741280"/><text:span text:style-name="T2">en particulier </text:span><text:change-end text:change-id="ct93894342741280"/><text:span text:style-name="T2">sur la détection du champignon </text:span><text:span text:style-name="T6">Colletotrichum gloeosporioides</text:span><text:span text:style-name="T2"> </text:span><text:change-start text:change-id="ct93894343106144"/><text:span text:style-name="T2">(responsable de l’anthracnose) </text:span><text:change-end text:change-id="ct93894343106144"/><text:change text:change-id="ct93894342996304"/><text:change-start text:change-id="ct93894324816432"/><text:span text:style-name="T2">et</text:span><text:change-end text:change-id="ct93894324816432"/><text:span text:style-name="T2"> de quatre nouveaux virus appartenant aux genres </text:span><text:span text:style-name="T6">Polerovirus</text:span><text:span text:style-name="T2">, </text:span><text:span text:style-name="T6">Velarivirus </text:span><text:span text:style-name="T2">et </text:span><text:span text:style-name="T6">Betaflexivirus.</text:span><text:change-start text:change-id="ct93894343103440"/><text:span text:style-name="T6"> </text:span><text:span text:style-name="T10">Pour cela,</text:span><text:change-end text:change-id="ct93894343103440"/><text:change text:change-id="ct93894210026672"/><text:span text:style-name="T10"> des amorces spécifiques</text:span><text:change text:change-id="ct93894341941280"/><text:span text:style-name="T10"> et adaptées aux techniques LAMP et Nested-PCR</text:span><text:change-start text:change-id="ct93894343141328"/><text:span text:style-name="T10"> seront développées puis testées</text:span><text:change-end text:change-id="ct93894343141328"/><text:span text:style-name="T10">.</text:span></text:p>
      <text:p text:style-name="P4">L<text:change-start text:change-id="ct93894322916688"/><text:span text:style-name="T10">a mise au point</text:span><text:change-end text:change-id="ct93894322916688"/><text:change text:change-id="ct93894190275296"/> de ces <text:change text:change-id="ct93894172512272"/><text:change-start text:change-id="ct93894342703504"/><text:span text:style-name="T10">outils</text:span><text:change-end text:change-id="ct93894342703504"/> permettra une meilleure évaluation <text:change-start text:change-id="ct93894194117136"/><text:span text:style-name="T10">de la prévalence </text:span><text:change-end text:change-id="ct93894194117136"/>des virus et du développement fongique au sein des plantations d’igname<text:span text:style-name="T5">s</text:span><text:change-start text:change-id="ct93894193860368"/><text:span text:style-name="T5">.</text:span><text:change-end text:change-id="ct93894193860368"/><text:change text:change-id="ct93894337705584"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Blue_5f_Curve_7e_LT_7e_Gliederung_20_1" style:display-name="Blue_Curv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 fo:orphans="2" fo:widows="2" style:writing-mode="lr-tb"/>
      <style:text-properties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1575in" fo:margin-bottom="0in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1181in" fo:margin-bottom="0in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0783in" fo:margin-bottom="0in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0398in" fo:margin-bottom="0in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0398in" fo:margin-bottom="0in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0398in" fo:margin-bottom="0in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0398in" fo:margin-bottom="0in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0398in" fo:margin-bottom="0in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_20__28_user_29_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_20__28_user_29_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ote_20_de_20_fin" style:display-name="Caractères de note de fi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5f_1" style:display-name="Standard_1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Blue_5f_Curve1_7e_LT_7e_Gliederung_20_1" style:display-name="Blue_Curve1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1575in" fo:margin-bottom="0in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1181in" fo:margin-bottom="0in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0783in" fo:margin-bottom="0in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0398in" fo:margin-bottom="0in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0398in" fo:margin-bottom="0in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0398in" fo:margin-bottom="0in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0398in" fo:margin-bottom="0in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0398in" fo:margin-bottom="0in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1:00:04.582045482</meta:creation-date>
    <dc:date>2019-02-15T14:29:30.044677685</dc:date>
    <meta:editing-duration>PT13M14S</meta:editing-duration>
    <meta:editing-cycles>2</meta:editing-cycles>
    <meta:generator>LibreOffice/6.1.4.2$Linux_X86_64 LibreOffice_project/10$Build-2</meta:generator>
    <dc:creator>Sébastien Guyader</dc:creator>
    <meta:document-statistic meta:table-count="0" meta:image-count="0" meta:object-count="0" meta:page-count="1" meta:paragraph-count="2" meta:word-count="88" meta:character-count="613" meta:non-whitespace-character-count="527"/>
  </office:meta>
</office:document-meta>
</file>